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3.361cm" draw:shadow-color="#808080"/>
      <style:paragraph-properties style:writing-mode="lr-tb"/>
    </style:style>
    <style:style style:name="pr3" style:family="presentation" style:parent-style-name="Default-title">
      <style:graphic-properties fo:min-height="3.479cm"/>
      <style:paragraph-properties style:writing-mode="lr-tb"/>
    </style:style>
    <style:style style:name="pr4" style:family="presentation" style:parent-style-name="Default-outline1">
      <style:graphic-properties fo:min-height="11.904cm"/>
      <style:paragraph-properties style:writing-mode="lr-tb"/>
    </style:style>
    <style:style style:name="pr5" style:family="presentation" style:parent-style-name="Default-notes">
      <style:graphic-properties draw:fill-color="#ffffff" fo:min-height="13.339cm"/>
      <style:paragraph-properties style:writing-mode="lr-tb"/>
    </style:style>
    <style:style style:name="P1" style:family="paragraph">
      <style:paragraph-properties fo:margin-left="0cm" fo:margin-right="0cm" fo:text-indent="0cm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" style:family="paragraph">
      <loext:graphic-properties draw:fill-color="#ffffff"/>
      <style:text-properties fo:font-size="12pt"/>
    </style:style>
    <style:style style:name="T1" style:family="text">
      <style:text-properties fo:language="en" fo:country="IE" style:language-asian="en" style:country-asian="IE" style:language-complex="en" style:country-complex="IE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font-style="normal" fo:text-shadow="none" style:text-underline-style="none" fo:font-weight="normal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3cm" svg:height="3.501cm" svg:x="1.604cm" svg:y="8.201cm" presentation:class="title" presentation:user-transformed="true">
          <draw:text-box>
            <text:list text:style-name="L1">
              <text:list-header>
                <text:p text:style-name="P1"><text:span text:style-name="T1">Instant Messaging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Extremely Brief IM History</text:p>
          </draw:text-box>
        </draw:frame>
        <draw:frame presentation:style-name="pr4" draw:layer="layout" svg:width="25.171cm" svg:height="12.154cm" svg:x="1.397cm" svg:y="4.912cm" presentation:class="outline">
          <draw:text-box>
            <text:list text:style-name="L2">
              <text:list-item>
                <text:p>Bulletin boards with “direct message” features</text:p>
              </text:list-item>
              <text:list-item>
                <text:p>Internet relay chat (IRC)</text:p>
              </text:list-item>
              <text:list-item>
                <text:p>AOL instant messenger (AIM)</text:p>
              </text:list-item>
              <text:list-item>
                <text:p>Short Message Service (SMS)</text:p>
              </text:list-item>
              <text:list-item>
                <text:p>Jabber/XMPP (eXtensible Messaging and Presence Protocol)</text:p>
              </text:list-item>
              <text:list-item>
                <text:p>Today: whatsapp, signal, telegram, matrix etc.</text:p>
              </text:list-item>
              <text:list-item>
                <text:p>Tomorrow? Maybe the return of interop? (MIMI/MLS)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2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IM Key Features</text:p>
          </draw:text-box>
        </draw:frame>
        <draw:frame presentation:style-name="pr4" draw:layer="layout" svg:width="25.171cm" svg:height="12.154cm" svg:x="1.397cm" svg:y="4.912cm" presentation:class="outline" presentation:user-transformed="true">
          <draw:text-box>
            <text:list text:style-name="L2">
              <text:list-item>
                <text:p>Less formal, more ephemeral, messaging (compared to email)</text:p>
                <text:list>
                  <text:list-item>
                    <text:p>But: wonder how a former UK prime minister considers that now?</text:p>
                  </text:list-item>
                </text:list>
              </text:list-item>
              <text:list-item>
                <text:p>Buddy lists/Rosters</text:p>
              </text:list-item>
              <text:list-item>
                <text:p>1:1 or group chats, some allow WebRTC calling</text:p>
              </text:list-item>
              <text:list-item>
                <text:p>Presence, user-is-typing, knowing when/if messages seen</text:p>
              </text:list-item>
              <text:list-item>
                <text:p>Multiple devices per user</text:p>
              </text:list-item>
              <text:list-item>
                <text:p>Ability to edit posted messages (within limits)</text:p>
              </text:list-item>
              <text:list-item>
                <text:p text:style-name="P5">End-to-end encrypted (e2ee) or not (and if so, how well)</text:p>
              </text:list-item>
              <text:list-item>
                <text:p text:style-name="P5">Gateways to other IM systems (some allow, some don’t)</text:p>
              </text:list-item>
              <text:list-item>
                <text:p text:style-name="P5"><text:span text:style-name="T2">Silo’d vs. </text:span><text:span text:style-name="T2">interoperable/fede</text:span><text:span text:style-name="T2">rated (</text:span>linked to business models<text:span text:style-name="T3">)</text:span></text:p>
              </text:list-item>
              <text:list-item>
                <text:p text:style-name="P5"><text:span text:style-name="T3">Emojis, yay:-)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3" presentation:class="page"/>
          <draw:frame presentation:style-name="pr5" draw:text-style-name="P6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IM systems I’ve used a bit</text:p>
          </draw:text-box>
        </draw:frame>
        <draw:frame presentation:style-name="pr4" draw:layer="layout" svg:width="25.171cm" svg:height="12.154cm" svg:x="1.397cm" svg:y="4.912cm" presentation:class="outline">
          <draw:text-box>
            <text:list text:style-name="L3">
              <text:list-item>
                <text:p>I don’t use whatsapp etc so only have some limited of those</text:p>
              </text:list-item>
              <text:list-item>
                <text:p>But I have used a bunch of IM systems over the years...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4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Internet Relay Chat (IRC)</text:p>
          </draw:text-box>
        </draw:frame>
        <draw:frame presentation:style-name="pr4" draw:layer="layout" svg:width="25.171cm" svg:height="12.154cm" svg:x="1.397cm" svg:y="4.912cm" presentation:class="outline" presentation:user-transformed="true">
          <draw:text-box>
            <text:list text:style-name="L2">
              <text:list-item>
                <text:p>One of the oldest, from late ‘80’s, peaking about 2003, declining since, but still used</text:p>
              </text:list-item>
              <text:list-item>
                <text:p>Users known just by “nick” – probably not authenticated</text:p>
              </text:list-item>
              <text:list-item>
                <text:p>Rooms known as “channels”</text:p>
              </text:list-item>
              <text:list-item>
                <text:p>Client-Server and Server-Server protocols specified in RFC1459 but implementations evolved away from that (nonetheless, it’s federated)</text:p>
              </text:list-item>
              <text:list-item>
                <text:p>Performance/security issues with netsplits </text:p>
              </text:list-item>
              <text:list-item>
                <text:p>Try it out: <text:a xlink:href="https://webchat.freenode.net/" xlink:type="simple">https://webchat.freenode.net/</text:a></text:p>
              </text:list-item>
              <text:list-item>
                <text:p>Wikipedia: <text:a xlink:href="https://en.wikipedia.org/wiki/Internet_Relay_Chat" xlink:type="simple">https://en.wikipedia.org/wiki/Internet_Relay_Chat</text:a><text:s/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5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eXtensible Message and Presnce Protocol (XMPP)</text:p>
          </draw:text-box>
        </draw:frame>
        <draw:frame presentation:style-name="pr4" draw:layer="layout" svg:width="25.171cm" svg:height="12.154cm" svg:x="1.397cm" svg:y="4.912cm" presentation:class="outline" presentation:user-transformed="true">
          <draw:text-box>
            <text:list text:style-name="L2">
              <text:list-item>
                <text:p>Also known as: jabber</text:p>
              </text:list-item>
              <text:list-item>
                <text:p>Sort-of successor to IRC, popular from early 2000’s, less so now</text:p>
              </text:list-item>
              <text:list-item>
                <text:p>Was used internally by many proprietary services, e.g. Google Talk, Facebook chat, even if they didn’t say so much, less so now</text:p>
              </text:list-item>
              <text:list-item>
                <text:p>Users authenticate to chosen service, have names like email addresses, nick’s used in rooms which also have email-like names, 1:1 messaging natively supported</text:p>
              </text:list-item>
              <text:list-item>
                <text:p>Client-Server and Server-Server protocols more secure than IRC, but “less secure” than more modern protocols</text:p>
              </text:list-item>
              <text:list-item>
                <text:p>Still some issues with performance in federations</text:p>
              </text:list-item>
              <text:list-item>
                <text:p>Specifications are a mixture of IETF RFCs (e.g. RFC6120) and extension specifications (XEP’s) maintained by the XMPP standards foundation (XSF)</text:p>
              </text:list-item>
              <text:list-item>
                <text:p>Try it out: <text:a xlink:href="https://xmpp.org/" xlink:type="simple">https://xmpp.org/</text:a><text:s text:c="2"/>has HOWTOs, links to client s/w and services where you can register an account</text:p>
              </text:list-item>
              <text:list-item>
                <text:p>Wikipedia: <text:a xlink:href="https://en.wikipedia.org/wiki/XMPP" xlink:type="simple">https://en.wikipedia.org/wiki/XMPP</text:a><text:s/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6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Signal</text:p>
          </draw:text-box>
        </draw:frame>
        <draw:frame presentation:style-name="pr4" draw:layer="layout" svg:width="25.171cm" svg:height="12.154cm" svg:x="1.397cm" svg:y="4.912cm" presentation:class="outline" presentation:user-transformed="true">
          <draw:text-box>
            <text:list text:style-name="L2">
              <text:list-item>
                <text:p>Messaging app with a focus on end-to-end encryption (e2ee); early versions (~2010) based on XMPP’s Off-the-record (OTR) protocol, but changed significantly later</text:p>
              </text:list-item>
              <text:list-item>
                <text:p>Users start with a phone number (still in the process of loosening that requirement), 1:1 messaging and groups supported</text:p>
              </text:list-item>
              <text:list-item>
                <text:p>Can do WebRTC calls</text:p>
              </text:list-item>
              <text:list-item>
                <text:p>Signal protocol is deliberately not federated and doesn’t support (much) crypto agility</text:p>
              </text:list-item>
              <text:list-item>
                <text:p>Very large groups may have performance issues</text:p>
              </text:list-item>
              <text:list-item>
                <text:p text:style-name="P5">Security based on double-ratchet, later also used for whatsapp and others</text:p>
                <text:list>
                  <text:list-item>
                    <text:p><text:a xlink:href="https://signal.org/docs/specifications/doubleratchet/" xlink:type="simple">https://signal.org/docs/specifications/doubleratchet/</text:a><text:s/></text:p>
                  </text:list-item>
                </text:list>
              </text:list-item>
              <text:list-item>
                <text:p>Key difference: IM commonly involves multiple asynchronous exchanges unlike email or TLS, and former group members might renege or be compromised, so we’re now interested in post-compromise security</text:p>
              </text:list-item>
              <text:list-item>
                <text:p text:style-name="P5">Wikipedia: <text:a xlink:href="https://en.wikipedia.org/wiki/Signal_(software)" xlink:type="simple">https://en.wikipedia.org/wiki/Signal_(software)</text:a><text:s/></text:p>
              </text:list-item>
              <text:list-item>
                <text:p text:style-name="P5">Details: <text:a xlink:href="https://signal.org/docs/" xlink:type="simple">https://signal.org/docs/</text:a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7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Matrix</text:p>
          </draw:text-box>
        </draw:frame>
        <draw:frame presentation:style-name="pr4" draw:layer="layout" svg:width="25.171cm" svg:height="12.154cm" svg:x="1.397cm" svg:y="4.912cm" presentation:class="outline" presentation:user-transformed="true">
          <draw:text-box>
            <text:list text:style-name="L2">
              <text:list-item>
                <text:p>Another “modern” messaging scheme, (circa 2014) with federation but “less” e2ee than signal </text:p>
              </text:list-item>
              <text:list-item>
                <text:p>Usernames like @joebloggs:example.org, 1:1 messaging also via “rooms,” rooms are named like #roomname:example.org</text:p>
                <text:list>
                  <text:list-item>
                    <text:p>example.org in the above is the “homeserver” for the room/user</text:p>
                  </text:list-item>
                </text:list>
              </text:list-item>
              <text:list-item>
                <text:p>Anyone can install a “homeserver” to which local clients authenticate; homeservers handle federated traffic (with the usual load problems)</text:p>
              </text:list-item>
              <text:list-item>
                <text:p>Usual set of clients (desktop, mobile) that are (mostly) shims on a browser engine, so can also be used directly from a browser</text:p>
              </text:list-item>
              <text:list-item>
                <text:p>Wikipedia: <text:a xlink:href="https://en.wikipedia.org/wiki/Matrix_(protocol)" xlink:type="simple">https://en.wikipedia.org/wiki/Matrix_(protocol)</text:a></text:p>
              </text:list-item>
              <text:list-item>
                <text:p text:style-name="P5"><text:span text:style-name="T2">Try it out: </text:span><text:span text:style-name="T2"><text:a xlink:href="https://matrix.org/" xlink:type="simple">https://matrix.org/</text:a></text:span><text:span text:style-name="T2"><text:s/></text:span><text:span text:style-name="T2">has HOWTOs and </text:span><text:span text:style-name="T2">links for clients </text:span><text:span text:style-name="T2">and homeservers </text:span><text:span text:style-name="T2">(I only ever tried </text:span><text:span text:style-name="T2">synapse, not sure </text:span><text:span text:style-name="T2">if other </text:span><text:span text:style-name="T2">homeserver </text:span><text:span text:style-name="T2">implementations </text:span><text:span text:style-name="T2">are stable)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8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Others...</text:p>
          </draw:text-box>
        </draw:frame>
        <draw:frame presentation:style-name="pr4" draw:layer="layout" svg:width="11.103cm" svg:height="12.154cm" svg:x="1.397cm" svg:y="4.912cm" presentation:class="outline" presentation:user-transformed="true">
          <draw:text-box>
            <text:list text:style-name="L3">
              <text:list-header>
                <text:p><text:span text:style-name="T4">Ones I’ve used a little bit:</text:span></text:p>
              </text:list-header>
              <text:list-item>
                <text:p><text:span text:style-name="T4">Mattermost</text:span></text:p>
              </text:list-item>
              <text:list-item>
                <text:p><text:span text:style-name="T4">WebRTC chat</text:span></text:p>
              </text:list-item>
              <text:list-item>
                <text:p><text:span text:style-name="T4">Zulip</text:span></text:p>
              </text:list-item>
              <text:list-item>
                <text:p><text:span text:style-name="T4">SMS</text:span></text:p>
                <text:p/>
              </text:list-item>
              <text:list-item>
                <text:p><text:span text:style-name="T4">Mastodon</text:span></text:p>
              </text:list-item>
            </text:list>
          </draw:text-box>
        </draw:frame>
        <draw:frame presentation:style-name="pr4" draw:layer="layout" svg:width="11.103cm" svg:height="12.154cm" svg:x="13.397cm" svg:y="4.846cm" presentation:class="outline" presentation:user-transformed="true">
          <draw:text-box>
            <text:list text:style-name="L3">
              <text:list-header>
                <text:p>Ones I’ve not used:</text:p>
              </text:list-header>
              <text:list-item>
                <text:p>Whatsapp</text:p>
              </text:list-item>
              <text:list-item>
                <text:p>Instagram</text:p>
              </text:list-item>
              <text:list-item>
                <text:p>Facebook messenger</text:p>
              </text:list-item>
              <text:list-item>
                <text:p>iMessage</text:p>
                <text:p/>
              </text:list-item>
              <text:list-item>
                <text:p>Telegram<text:line-break/></text:p>
              </text:list-item>
              <text:list-item>
                <text:p>Twitter/X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9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MLS/Mimi</text:p>
          </draw:text-box>
        </draw:frame>
        <draw:frame presentation:style-name="pr4" draw:layer="layout" svg:width="25.171cm" svg:height="12.154cm" svg:x="1.397cm" svg:y="4.912cm" presentation:class="outline" presentation:user-transformed="true">
          <draw:text-box>
            <text:list text:style-name="L3">
              <text:list-item>
                <text:p>EU Digital Markets Act is now in force</text:p>
              </text:list-item>
              <text:list-item>
                <text:p>CEC/EU identify “gatekeepers” who affect many EU citizens and impose more rules on those</text:p>
              </text:list-item>
              <text:list-item>
                <text:p>Seems likely that’ll impose a need for users of one gatekeeper to be able to message users of another</text:p>
                <text:list>
                  <text:list-item>
                    <text:p>Could be broader interop is mandated, we’ll see</text:p>
                  </text:list-item>
                </text:list>
              </text:list-item>
              <text:list-item>
                <text:p>That means there’s a need for some interoperable format for such messages</text:p>
                <text:list>
                  <text:list-item>
                    <text:p>Note – does not mean all messages will be in that format</text:p>
                  </text:list-item>
                </text:list>
              </text:list-item>
              <text:list-item>
                <text:p>IETF is working (in the mimi working group) on an MLS-based messaging format/architecture that could be the basis for that interop</text:p>
                <text:list>
                  <text:list-item>
                    <text:p><text:a xlink:href="https://datatracker.ietf.org/wg/mimi/about/" xlink:type="simple">https://datatracker.ietf.org/wg/mimi/about/</text:a></text:p>
                  </text:list-item>
                </text:list>
              </text:list-item>
              <text:list-item>
                <text:p>Mimi will be based on RFC 9420 (message layer format) which is a TLS-like definition of how things like IM apps can get e2ee but perhaps also scale better than some current systems</text:p>
              </text:list-item>
              <text:list-item>
                <text:p>There is a *lot* of politics in that one!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0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3" draw:layer="layout" svg:width="25.171cm" svg:height="3.479cm" svg:x="1.397cm" svg:y="0.837cm" presentation:class="title">
          <draw:text-box>
            <text:p>Questions</text:p>
          </draw:text-box>
        </draw:frame>
        <draw:frame presentation:style-name="pr4" draw:layer="layout" svg:width="25.171cm" svg:height="12.154cm" svg:x="1.397cm" svg:y="4.912cm" presentation:class="outline">
          <draw:text-box>
            <text:list text:style-name="L3">
              <text:list-item>
                <text:p>What do you (dis)like about systems you use?</text:p>
              </text:list-item>
              <text:list-item>
                <text:p>What’s the main business asset of these IM operators? (Ignoring other systems the same company may operate)</text:p>
              </text:list-item>
              <text:list-item>
                <text:p>What barriers to entry exist?</text:p>
              </text:list-item>
              <text:list-item>
                <text:p>How do you think this ecosystem will evolve?</text:p>
              </text:list-item>
            </text:list>
          </draw:text-box>
        </draw:frame>
        <presentation:notes draw:style-name="dp2">
          <draw:page-thumbnail draw:style-name="gr1" draw:layer="layout" svg:width="14.821cm" svg:height="11.108cm" svg:x="3.073cm" svg:y="2.258cm" draw:page-number="11" presentation:class="page"/>
          <draw:frame presentation:style-name="pr5" draw:text-style-name="P4" draw:layer="layout" svg:width="16.775cm" svg:height="13.339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IE" style:font-name-asian="DejaVu Sans1" style:font-size-asian="14pt" style:language-asian="en" style:country-asian="IE" style:font-name-complex="DejaVu Sans1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71cm" svg:height="3.479cm" svg:x="1.397cm" svg:y="0.837cm" presentation:class="title" presentation:placeholder="true">
        <draw:text-box/>
      </draw:frame>
      <draw:frame presentation:style-name="Default-outline1" draw:layer="backgroundobjects" svg:width="25.171cm" svg:height="12.154cm" svg:x="1.397cm" svg:y="4.912cm" presentation:class="outline" presentation:placeholder="true">
        <draw:text-box/>
      </draw:frame>
      <draw:frame draw:style-name="Mgr3" draw:text-style-name="MP6" draw:layer="backgroundobjects" svg:width="6.495cm" svg:height="1.42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5cm" svg:height="1.42cm" svg:x="9.578cm" svg:y="19.12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496cm" svg:height="1.42cm" svg:x="20.077cm" svg:y="19.12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21cm" svg:height="11.108cm" svg:x="3.073cm" svg:y="2.258cm" presentation:class="page"/>
        <draw:frame presentation:style-name="Default-notes" draw:layer="backgroundobjects" svg:width="16.775cm" svg:height="13.339cm" svg:x="2.098cm" svg:y="14.106cm" presentation:class="notes" presentation:placeholder="true">
          <draw:text-box/>
        </draw:frame>
        <draw:frame draw:style-name="Mgr8" draw:text-style-name="MP6" draw:layer="backgroundobjects" svg:width="9.088cm" svg:height="1.46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9" draw:text-style-name="MP10" draw:layer="backgroundobjects" svg:width="9.089cm" svg:height="1.46cm" svg:x="11.883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0" draw:text-style-name="MP6" draw:layer="backgroundobjects" svg:width="9.088cm" svg:height="1.46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1" draw:text-style-name="MP10" draw:layer="backgroundobjects" svg:width="9.089cm" svg:height="1.46cm" svg:x="11.883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5T14:19:38.151389600</meta:creation-date>
    <dc:date>2023-11-14T21:57:26.820026361</dc:date>
    <meta:editing-cycles>159</meta:editing-cycles>
    <meta:editing-duration>PT9H2M25S</meta:editing-duration>
    <meta:generator>LibreOffice/7.5.7.1$Linux_X86_64 LibreOffice_project/50$Build-1</meta:generator>
    <meta:document-statistic meta:object-count="71"/>
  </office:meta>
</office:document-meta>
</file>